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d013" officeooo:paragraph-rsid="0001d013"/>
    </style:style>
    <style:style style:name="P2" style:family="paragraph" style:parent-style-name="Standard">
      <style:text-properties officeooo:rsid="0001d013" officeooo:paragraph-rsid="0001d013"/>
    </style:style>
    <style:style style:name="P3" style:family="paragraph" style:parent-style-name="Standard">
      <style:text-properties officeooo:rsid="00042f97" officeooo:paragraph-rsid="00042f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MAPA CONCEITUAL</text:p>
      <text:p text:style-name="P1"/>
      <text:p text:style-name="P1">Mapas conceituais são ferramentas de avaliações de conhecimento, a partir dele é possível ver onde as pessoas estão errando nos conceitos e nas proposições, também é possível avaliar o quão extenso é a rede de conhecimentos da pessoa em determinado assunto. Produzir um mapa conceitual antes e depois de aprender um conteúdo fica registrado no próprio mapa o quanto evoluiu o conhecimento da pessoa.</text:p>
      <text:p text:style-name="P1"/>
      <text:p text:style-name="P3">Mapa conceitual não basta aumentar o tamanho da rede e de ligações, é necessário ter uma análise de conteúdo, se os conceitos estão relacionadas ao tema e se as proposições são verdadeiras ou podem ter sido mal compreendid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0:18:32.912466163</meta:creation-date>
    <dc:date>2019-03-17T16:44:39.592735039</dc:date>
    <meta:editing-duration>PT39M17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3" meta:word-count="104" meta:character-count="645" meta:non-whitespace-character-count="538"/>
  </office:meta>
</office:document-meta>
</file>